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color="#808080"/>
    </style:style>
    <style:style style:name="T4" style:family="text">
      <style:text-properties fo:color="#808080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m <text:a xlink:type="simple" xlink:href="https://pt.wikipedia.org/wiki/Eletrônica" text:style-name="Internet_20_link" text:visited-style-name="Visited_20_Internet_20_Link">eletrônica</text:a>, um circuito integrado (CI), chipe,<text:bookmark text:name="cite_ref-:0_1-0"/><text:a xlink:type="simple" xlink:href="https://pt.wikipedia.org/wiki/Circuito_integrado#cite_note-:0-1" text:style-name="Internet_20_link" text:visited-style-name="Visited_20_Internet_20_Link">[1]</text:a>[<text:a xlink:type="simple" xlink:href="https://pt.wikipedia.org/wiki/Wikipédia:Fonte_não_confiável" text:style-name="Internet_20_link" text:visited-style-name="Visited_20_Internet_20_Link">carece de fonte melhor</text:a>] microchipe<text:bookmark text:name="cite_ref-:0_1-1"/><text:a xlink:type="simple" xlink:href="https://pt.wikipedia.org/wiki/Circuito_integrado#cite_note-:0-1" text:style-name="Internet_20_link" text:visited-style-name="Visited_20_Internet_20_Link">[1]</text:a>[<text:a xlink:type="simple" xlink:href="https://pt.wikipedia.org/wiki/Wikipédia:Fonte_não_confiável" text:style-name="Internet_20_link" text:visited-style-name="Visited_20_Internet_20_Link">carece de fonte melhor</text:a>] ou nanochipe<text:bookmark text:name="cite_ref-:0_1-2"/><text:a xlink:type="simple" xlink:href="https://pt.wikipedia.org/wiki/Circuito_integrado#cite_note-:0-1" text:style-name="Internet_20_link" text:visited-style-name="Visited_20_Internet_20_Link">[1]</text:a>[<text:a xlink:type="simple" xlink:href="https://pt.wikipedia.org/wiki/Wikipédia:Fonte_não_confiável" text:style-name="Internet_20_link" text:visited-style-name="Visited_20_Internet_20_Link">carece de fonte melhor</text:a>] (do <text:a xlink:type="simple" xlink:href="https://pt.wikipedia.org/wiki/Língua_inglesa" text:style-name="Internet_20_link" text:visited-style-name="Visited_20_Internet_20_Link">inglês</text:a> chip, microchip e nanochip, respectivamente), é um <text:a xlink:type="simple" xlink:href="https://pt.wikipedia.org/wiki/Circuito_eletrônico" text:style-name="Internet_20_link" text:visited-style-name="Visited_20_Internet_20_Link">circuito eletrônico</text:a> miniaturizado (composto principalmente por dispositivos semicondutores) sobre um <text:a xlink:type="simple" xlink:href="https://pt.wikipedia.org/wiki/Wafer_(eletrônica)" text:style-name="Internet_20_link" text:visited-style-name="Visited_20_Internet_20_Link">substrato</text:a> fino de material <text:a xlink:type="simple" xlink:href="https://pt.wikipedia.org/wiki/Semicondutor" text:style-name="Internet_20_link" text:visited-style-name="Visited_20_Internet_20_Link">semicondutor</text:a>. </text:p>
      <text:p text:style-name="Text_20_body">Os circuitos integrados são usados em quase todos os equipamentos eletrônicos usados hoje e revolucionaram o mundo da eletrônica. </text:p>
      <text:p text:style-name="Text_20_body">Um <text:a xlink:type="simple" xlink:href="https://pt.wikipedia.org/wiki/Circuito_integrado_híbrido" text:style-name="Internet_20_link" text:visited-style-name="Visited_20_Internet_20_Link">circuito integrado híbrido</text:a> é um circuito eletrônico miniaturizado constituído de dispositivos semicondutores individuais, bem como componentes passivos, ligados a um substrato ou placa de circuito. </text:p>
      <text:p text:style-name="Text_20_body">Os circuitos integrados foram possíveis por descobertas experimentais que mostraram que os dispositivos semicondutores poderiam desempenhar as funções de <text:a xlink:type="simple" xlink:href="https://pt.wikipedia.org/wiki/Válvula_termiônica" text:style-name="Internet_20_link" text:visited-style-name="Visited_20_Internet_20_Link">tubos de vácuo</text:a>, e desde meados do <text:a xlink:type="simple" xlink:href="https://pt.wikipedia.org/wiki/Século_XX" text:style-name="Internet_20_link" text:visited-style-name="Visited_20_Internet_20_Link">século XX</text:a>, pelos avanços da tecnologia na fabricação de dispositivos semicondutores. A integração de um grande número de pequenos transistores em um chip pequeno foi uma enorme melhoria sobre o manual de montagem de circuitos com componentes eletrônicos discretos. A capacidade do circuito integrado de <text:a xlink:type="simple" xlink:href="https://pt.wikipedia.org/wiki/Produção_em_massa" text:style-name="Internet_20_link" text:visited-style-name="Visited_20_Internet_20_Link">produção em massa</text:a>, a confiabilidade e a construção de bloco de abordagem para projeto de circuito assegurou a rápida adaptação de circuitos integrados padronizados no lugar de desenhos utilizando <text:a xlink:type="simple" xlink:href="https://pt.wikipedia.org/wiki/Transístor" text:style-name="Internet_20_link" text:visited-style-name="Visited_20_Internet_20_Link">transístores</text:a> pequenos. </text:p>
      <text:p text:style-name="Text_20_body">Há duas principais vantagens de circuitos integrados sobre circuitos discretos: custo e desempenho. O custo é baixo porque os chips, com todos os seus componentes, são impressos como uma unidade por <text:a xlink:type="simple" xlink:href="https://pt.wikipedia.org/wiki/Fotolitografia" text:style-name="Internet_20_link" text:visited-style-name="Visited_20_Internet_20_Link">fotolitografia</text:a>: um puro cristal de silício, chamada de substrato, que são colocados em uma câmara. Uma fina camada de dióxido de silício é depositada sobre o substrato, seguida por outra camada química, chamada de fotorresiste. Além disso, muito menos material é usado para construir um circuito como um circuitos integrados do que como um circuito discreto. O desempenho é alto, visto que os componentes alternam rapidamente e consomem pouca energia (em comparação com os seus homólogos discretos) porque os componentes são pequenos e estão próximos. A partir de 2006, as áreas de chips variam de poucos milímetros quadrados para cerca de 350 mm², com até 1 milhão de transístores por mm². Chips feitos de <text:a xlink:type="simple" xlink:href="https://pt.wikipedia.org/wiki/Nanotubo_de_carbono" text:style-name="Internet_20_link" text:visited-style-name="Visited_20_Internet_20_Link">nanotubos de carbono</text:a>, em vez de silício, podem dar origem a uma nova geração de dispositivos eletrônicos mais rápidos e com maior eficiência energética.<text:bookmark text:name="cite_ref-2"/><text:a xlink:type="simple" xlink:href="https://pt.wikipedia.org/wiki/Circuito_integrado#cite_note-2" text:style-name="Internet_20_link" text:visited-style-name="Visited_20_Internet_20_Link">[2]</text:a>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0-12-02T11:19:47.894000000</dc:date>
    <meta:editing-duration>PT1M43S</meta:editing-duration>
    <meta:editing-cycles>3</meta:editing-cycles>
    <meta:document-statistic meta:table-count="0" meta:image-count="0" meta:object-count="0" meta:page-count="1" meta:paragraph-count="5" meta:word-count="363" meta:character-count="2462" meta:non-whitespace-character-count="2103"/>
  </office:meta>
</office:document-meta>
</file>